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5"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16"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17"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18"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19"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20"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21"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22" style:family="paragraph" style:parent-style-name="Standard" style:list-style-name="WWNum4">
      <style:paragraph-properties fo:margin-left="0.6043in" fo:margin-right="0in" fo:margin-top="0in" fo:margin-bottom="0in" loext:contextual-spacing="false" fo:line-height="114%" fo:text-indent="-0.25in" style:auto-text-indent="false" fo:padding="0in" fo:border="none"/>
    </style:style>
    <style:style style:name="P23" style:family="paragraph" style:parent-style-name="Standard" style:list-style-name="WWNum4">
      <style:paragraph-properties fo:margin-left="0.6043in" fo:margin-right="0in" fo:margin-top="0in" fo:margin-bottom="0in" loext:contextual-spacing="false" fo:line-height="114%" fo:text-indent="-0.25in" style:auto-text-indent="false" fo:padding="0in" fo:border="none"/>
    </style:style>
    <style:style style:name="P24"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25" style:family="paragraph" style:parent-style-name="Standard" style:list-style-name="WWNum5">
      <style:paragraph-properties fo:margin-left="0.6043in" fo:margin-right="0in" fo:margin-top="0in" fo:margin-bottom="0.0835in" loext:contextual-spacing="false" fo:line-height="114%" fo:text-indent="-0.25in" style:auto-text-indent="false" fo:padding="0in" fo:border="none"/>
    </style:style>
    <style:style style:name="P26" style:family="paragraph" style:parent-style-name="Heading_20_2">
      <style:paragraph-properties fo:margin-top="0in" fo:margin-bottom="0.0835in" loext:contextual-spacing="false" fo:line-height="114%" fo:padding="0in" fo:border="none"/>
    </style:style>
    <style:style style:name="P27" style:family="paragraph" style:parent-style-name="Heading_20_1" style:master-page-name="Standard">
      <style:paragraph-properties fo:margin-top="0in" fo:margin-bottom="0.0835in" loext:contextual-spacing="false" fo:line-height="114%" style:page-number="1" fo:padding="0in" fo:border="none"/>
    </style:style>
    <style:style style:name="P28" style:family="paragraph" style:parent-style-name="Heading_20_3">
      <style:paragraph-properties fo:margin-top="0in" fo:margin-bottom="0.0835in" loext:contextual-spacing="false" fo:line-height="114%" fo:padding="0in" fo:border="none"/>
    </style:style>
    <style:style style:name="P29" style:family="paragraph" style:parent-style-name="Heading_20_3">
      <style:paragraph-properties fo:margin-top="0.0835in" fo:margin-bottom="0.0835in" loext:contextual-spacing="false" fo:line-height="114%" fo:padding="0in" fo:border="none"/>
    </style:style>
    <style:style style:name="P30" style:family="paragraph" style:parent-style-name="Heading_20_4">
      <style:paragraph-properties fo:margin-top="0in" fo:margin-bottom="0.0835in" loext:contextual-spacing="false" fo:line-height="114%" fo:padding="0in" fo:border="none"/>
    </style:style>
    <style:style style:name="P31" style:family="paragraph" style:parent-style-name="Heading_20_4">
      <style:paragraph-properties fo:margin-top="0.0835in" fo:margin-bottom="0.0835in" loext:contextual-spacing="false" fo:line-height="114%" fo:padding="0in" fo:border="none"/>
    </style:style>
    <style:style style:name="T1" style:family="text">
      <style:text-properties fo:color="#1f1f1f" style:font-name="Arial" style:font-name-asian="Arial2" style:font-name-complex="Arial2"/>
    </style:style>
    <style:style style:name="T2" style:family="text">
      <style:text-properties fo:color="#1f1f1f" style:font-name="Arial" fo:font-weight="bold" style:font-name-asian="Arial2" style:font-weight-asian="bold" style:font-name-complex="Arial2" style:font-weight-complex="bold"/>
    </style:style>
    <style:style style:name="T3" style:family="text">
      <style:text-properties fo:color="#1f1f1f" style:font-name="Arial" fo:font-style="italic" style:font-name-asian="Arial2" style:font-style-asian="italic" style:font-name-complex="Arial2" style:font-style-complex="italic"/>
    </style:style>
    <style:style style:name="T4" style:family="text">
      <style:text-properties fo:color="#444746" style:font-name="Arial" style:font-name-asian="Arial2"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Document de travail TRACE (11/09/26)</text:span></text:p>
      <text:p text:style-name="P26"><text:span text:style-name="T1">Projet TRACE (Traçabilité, Réemploi et Affectation Circulaire des Équipements)</text:span></text:p>
      <text:p text:style-name="P28"><text:span text:style-name="T1">1. CONTEXTE ET OBJECTIFS</text:span></text:p>
      <text:p text:style-name="P1"><text:span text:style-name="T2">Commanditaire :</text:span><text:span text:style-name="T1"> Direction Générale des Finances Publiques (DGFIP) - Division Éco-responsabilité.</text:span></text:p>
      <text:p text:style-name="P1"><text:span text:style-name="T2">Nom de l'application :</text:span><text:span text:style-name="T1"> TRACE.</text:span></text:p>
      <text:p text:style-name="P1"><text:span text:style-name="T2">Objectif principal :</text:span><text:span text:style-name="T1"> Pourvoir une application web permettant d'inventorier, de suivre et de favoriser le réemploi du parc mobilier de la DGFIP. L'outil doit permettre de générer et d'imprimer des étiquettes QR Code pour chaque équipement et de standardiser la description du matériel via un catalogue national.</text:span></text:p>
      <text:p text:style-name="P28"><text:span text:style-name="T1">2. ACTEURS ET PROFILS UTILISATEURS</text:span></text:p>
      <text:p text:style-name="P2"><text:span text:style-name="T1">L'application distingue deux niveaux d'habilitations :</text:span></text:p>
      <text:list xml:id="list95991413" text:style-name="WWNum1">
        <text:list-item>
          <text:p text:style-name="P3"><text:span text:style-name="T2">Agent :</text:span><text:span text:style-name="T1"> Peut consulter le catalogue, ajouter, modifier, rechercher et mettre au rebut/en réemploi des mobiliers. Peut imprimer des étiquettes.</text:span></text:p>
        </text:list-item>
        <text:list-item>
          <text:p text:style-name="P14"><text:span text:style-name="T2">Administrateur :</text:span><text:span text:style-name="T1"> Possède les droits de l'agent + accès au panneau d'administration pour créer, supprimer et réinitialiser les mots de passe des autres utilisateurs.</text:span></text:p>
        </text:list-item>
      </text:list>
      <text:p text:style-name="P29"><text:span text:style-name="T1">3. PÉRIMÈTRE FONCTIONNEL</text:span></text:p>
      <text:p text:style-name="P1"><text:span text:style-name="T1">L'application est une SPA (Single Page Application) divisée en trois modules principaux.</text:span></text:p>
      <text:p text:style-name="P30"><text:span text:style-name="T1">3.1. Module "Gestion du Mobilier" (Inventaire)</text:span></text:p>
      <text:list xml:id="list4211622691" text:style-name="WWNum2">
        <text:list-item>
          <text:p text:style-name="P4"><text:span text:style-name="T2">Affichage et Recherche :</text:span></text:p>
        </text:list-item>
      </text:list>
      <text:list xml:id="list1741606766" text:style-name="WWNum3">
        <text:list-item>
          <text:list>
            <text:list-item>
              <text:p text:style-name="P20"><text:span text:style-name="T1">Liste paginée des équipements avec tri par colonnes (ID, Modèle, Affectation, Statut).</text:span></text:p>
            </text:list-item>
            <text:list-item>
              <text:p text:style-name="P20"><text:span text:style-name="T1">Moteur de recherche global textuel.</text:span></text:p>
            </text:list-item>
            <text:list-item>
              <text:p text:style-name="P20"><text:span text:style-name="T1">Filtres croisés : par modèle, par unité d'affectation (UA), par statut.</text:span></text:p>
            </text:list-item>
          </text:list>
        </text:list-item>
      </text:list>
      <text:list xml:id="list95211838839444" text:continue-list="list4211622691" text:style-name="WWNum2">
        <text:list-item>
          <text:p text:style-name="P4"><text:span text:style-name="T2">Création et Modification d'équipements :</text:span></text:p>
        </text:list-item>
      </text:list>
      <text:list xml:id="list172328644" text:style-name="WWNum4">
        <text:list-item>
          <text:list>
            <text:list-item>
              <text:p text:style-name="P22"><text:span text:style-name="T1">Création unitaire ou </text:span><text:span text:style-name="T2">par lot</text:span><text:span text:style-name="T1">.</text:span></text:p>
            </text:list-item>
            <text:list-item>
              <text:p text:style-name="P22"><text:span text:style-name="T1">Réaffectation à la volée via mode Scan (Douchette).</text:span></text:p>
            </text:list-item>
            <text:list-item>
              <text:p text:style-name="P22"><text:span text:style-name="T2">Réaffectation en masse via fichier texte :</text:span><text:span text:style-name="T1"> Interface permettant d'importer un fichier texte (</text:span><text:span text:style-name="T4">.txt</text:span><text:span text:style-name="T1">) contenant une liste d'identifiants de mobiliers (comme ceux générés par l'application mobile TRACE_SCAN). L'utilisateur sélectionne ensuite une nouvelle affectation (Service, Lieu) et un nouveau statut pour appliquer la mise à jour à l'ensemble des équipements listés en une seule opération.</text:span></text:p>
            </text:list-item>
          </text:list>
        </text:list-item>
      </text:list>
      <text:list xml:id="list95212240989427" text:continue-list="list95211838839444" text:style-name="WWNum2">
        <text:list-item>
          <text:p text:style-name="P4"><text:span text:style-name="T2">Étiquetage Multi-Support :</text:span></text:p>
        </text:list-item>
      </text:list>
      <text:list xml:id="list3998049755" text:style-name="WWNum5">
        <text:list-item>
          <text:list>
            <text:list-item>
              <text:p text:style-name="P24"><text:span text:style-name="T2">Solution Standard :</text:span><text:span text:style-name="T1"> Génération de planches A4 (PDF) pour imprimantes de bureau (gabarits type Avery).</text:span></text:p>
            </text:list-item>
            <text:list-item>
              <text:p text:style-name="P25"><text:span text:style-name="T2">Solution Spécialisée :</text:span><text:span text:style-name="T1"> Impression unitaire ou en série sur imprimantes à étiquettes thermiques (rouleaux). Le logiciel doit supporter les formats standards (ex: 50x30mm) via le moteur d'impression du navigateur ou l'envoi de flux bruts.</text:span></text:p>
            </text:list-item>
          </text:list>
        </text:list-item>
      </text:list>
      <text:p text:style-name="P31"><text:span text:style-name="T1">3.2. Module "Catalogue National" (Gabarits)</text:span></text:p>
      <text:p text:style-name="P1"><text:soft-page-break/><text:span text:style-name="T1">Respect strict de la </text:span><text:span text:style-name="T2">Charte de Nommage TRACE</text:span><text:span text:style-name="T1"> pour les identifiants et la structure des métadonnées JSON (champs obligatoires : marche, ugap, annee).</text:span></text:p>
      <text:p text:style-name="P30"><text:span text:style-name="T1">3.3. Module "Administration"</text:span></text:p>
      <text:p text:style-name="P1"><text:span text:style-name="T1">Gestion des utilisateurs, consultation des </text:span><text:span text:style-name="T2">logs d'activité</text:span><text:span text:style-name="T1"> (Audit Trail) et gestion des sauvegardes.</text:span></text:p>
      <text:p text:style-name="P28"><text:span text:style-name="T1">4. EXIGENCES TECHNIQUES ET ARCHITECTURE</text:span></text:p>
      <text:list xml:id="list525753987" text:style-name="WWNum6">
        <text:list-item>
          <text:p text:style-name="P6"><text:span text:style-name="T2">Architecture :</text:span><text:span text:style-name="T1"> "Backend-less" via PostgREST.</text:span></text:p>
        </text:list-item>
        <text:list-item>
          <text:p text:style-name="P6"><text:span text:style-name="T2">Serveur Web :</text:span><text:span text:style-name="T1"> Nginx (Reverse Proxy + SSL).</text:span></text:p>
        </text:list-item>
        <text:list-item>
          <text:p text:style-name="P6"><text:span text:style-name="T2">Base de données :</text:span><text:span text:style-name="T1"> PostgreSQL (Triggers de logs, RLS).</text:span></text:p>
        </text:list-item>
        <text:list-item>
          <text:p text:style-name="P6"><text:span text:style-name="T2">Frontend :</text:span><text:span text:style-name="T1"> Vanilla JavaScript (ES6+), DSFR v1.14.3.</text:span></text:p>
        </text:list-item>
        <text:list-item>
          <text:p text:style-name="P15"><text:span text:style-name="T2">Impression :</text:span><text:span text:style-name="T1"> Librairie jspdf pour les planches A4 et gestion des @media print CSS pour les imprimantes à rouleaux.</text:span></text:p>
        </text:list-item>
      </text:list>
      <text:p text:style-name="P29"><text:span text:style-name="T1">5. MODÈLE DE DONNÉES (Simplifié)</text:span></text:p>
      <text:list xml:id="list2899383333" text:style-name="WWNum7">
        <text:list-item>
          <text:p text:style-name="P8"><text:span text:style-name="T2">structures</text:span><text:span text:style-name="T1">, </text:span><text:span text:style-name="T2">lieux</text:span><text:span text:style-name="T1">, </text:span><text:span text:style-name="T2">gabarits</text:span><text:span text:style-name="T1">, </text:span><text:span text:style-name="T2">mobiliers</text:span><text:span text:style-name="T1">, </text:span><text:span text:style-name="T2">utilisateurs</text:span><text:span text:style-name="T1">, </text:span><text:span text:style-name="T2">logs_activite</text:span><text:span text:style-name="T1">.</text:span></text:p>
        </text:list-item>
        <text:list-item>
          <text:p text:style-name="P16"><text:span text:style-name="T3">Note : Suppression de la table occupation_locaux entérinée.</text:span></text:p>
        </text:list-item>
      </text:list>
      <text:p text:style-name="P29"><text:span text:style-name="T1">6. SÉCURITÉ (Contraintes RSSI DGFIP)</text:span></text:p>
      <text:list xml:id="list11991369" text:style-name="WWNum8">
        <text:list-item>
          <text:p text:style-name="P9"><text:span text:style-name="T2">Auth :</text:span><text:span text:style-name="T1"> JWT (HS256) via Cookies HttpOnly/Secure.</text:span></text:p>
        </text:list-item>
        <text:list-item>
          <text:p text:style-name="P9"><text:span text:style-name="T2">Infrastructure :</text:span><text:span text:style-name="T1"> Pas de dépendance Cloud pour l'impression. Les flux d'impression doivent rester locaux (USB ou LAN sécurisé).</text:span></text:p>
        </text:list-item>
        <text:list-item>
          <text:p text:style-name="P17"><text:span text:style-name="T2">Logiciel :</text:span><text:span text:style-name="T1"> Sanitisation systématique des entrées (Anti-XSS).</text:span></text:p>
        </text:list-item>
      </text:list>
      <text:p text:style-name="P29"><text:span text:style-name="T1">9. ACTIONS DE MAINTENANCE TECHNIQUE</text:span></text:p>
      <text:list xml:id="list2549711454" text:style-name="WWNum9">
        <text:list-item>
          <text:p text:style-name="P11"><text:span text:style-name="T1">Supprimer la table occupation_locaux du script instrace.sh.</text:span></text:p>
        </text:list-item>
        <text:list-item>
          <text:p text:style-name="P18"><text:span text:style-name="T1">Automatiser les dumps BDD sur montage NFS avec rétention de 90 jours.</text:span></text:p>
        </text:list-item>
      </text:list>
      <text:p text:style-name="P29"><text:span text:style-name="T1">10. TODO LIST / PROCHAINES ÉTAPES</text:span></text:p>
      <text:list xml:id="list2124617427" text:style-name="WWNum10">
        <text:list-item>
          <text:p text:style-name="P12"><text:span text:style-name="T1">[ ] </text:span><text:span text:style-name="T2">Moteur d'impression hybride :</text:span><text:span text:style-name="T1"> Développer le switch entre rendu A4 (jsPDF) et rendu rouleau (CSS Print dédié).</text:span></text:p>
        </text:list-item>
        <text:list-item>
          <text:p text:style-name="P12"><text:span text:style-name="T1">[ ] </text:span><text:span text:style-name="T2">Mise au rebut :</text:span><text:span text:style-name="T1"> Procédure de sortie avec génération de PV PDF.</text:span></text:p>
        </text:list-item>
        <text:list-item>
          <text:p text:style-name="P12"><text:span text:style-name="T1">[ ] </text:span><text:span text:style-name="T2">Journalisation :</text:span><text:span text:style-name="T1"> Implémenter les triggers SQL d'audit.</text:span></text:p>
        </text:list-item>
        <text:list-item>
          <text:p text:style-name="P12"><text:span text:style-name="T1">[ ] </text:span><text:span text:style-name="T2">Extraction CSV :</text:span><text:span text:style-name="T1"> Ajouter le bouton d'export filtré.</text:span></text:p>
        </text:list-item>
        <text:list-item>
          <text:p text:style-name="P19"><text:span text:style-name="T1">[ ] </text:span><text:span text:style-name="T2">Réaffectation par fichier :</text:span><text:span text:style-name="T1"> Coder l'interface d'upload TXT et la logique JavaScript pour le traitement en masse via l'AP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50" meta:word-count="599" meta:character-count="3948" meta:non-whitespace-character-count="3429"/>
    <meta:generator>LibreOfficeDev/6.0.5.2$Linux_X86_64 LibreOffice_project/</meta:generator>
  </office:meta>
</office:document-meta>
</file>